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111in" fo:margin-left="0.009in" fo:margin-right="0.0049in" table:align="margins" style:shadow="none"/>
    </style:style>
    <style:style style:name="Table1.A" style:family="table-column">
      <style:table-column-properties style:column-width="2.4861in" style:rel-column-width="3580*"/>
    </style:style>
    <style:style style:name="Table1.B" style:family="table-column">
      <style:table-column-properties style:column-width="0.4028in" style:rel-column-width="580*"/>
    </style:style>
    <style:style style:name="Table1.C" style:family="table-column">
      <style:table-column-properties style:column-width="1.8132in" style:rel-column-width="2611*"/>
    </style:style>
    <style:style style:name="Table1.D" style:family="table-column">
      <style:table-column-properties style:column-width="0.5181in" style:rel-column-width="746*"/>
    </style:style>
    <style:style style:name="Table1.E" style:family="table-column">
      <style:table-column-properties style:column-width="0.6097in" style:rel-column-width="878*"/>
    </style:style>
    <style:style style:name="Table1.F" style:family="table-column">
      <style:table-column-properties style:column-width="0.5674in" style:rel-column-width="817*"/>
    </style:style>
    <style:style style:name="Table1.G" style:family="table-column">
      <style:table-column-properties style:column-width="0.5139in" style:rel-column-width="740*"/>
    </style:style>
    <style:style style:name="Table1.1" style:family="table-row">
      <style:table-row-properties style:min-row-height="0.1035in"/>
    </style:style>
    <style:style style:name="Table1.A1" style:family="table-cell">
      <style:table-cell-properties fo:padding="0.0201in" fo:border="none"/>
    </style:style>
    <style:style style:name="Table1.B1" style:family="table-cell">
      <style:table-cell-properties fo:padding="0.0201in" fo:border-left="none" fo:border-right="none" fo:border-top="none" fo:border-bottom="0.0007in solid #000000"/>
    </style:style>
    <style:style style:name="Table1.C2" style:family="table-cell">
      <style:table-cell-properties fo:background-color="transparent" fo:padding="0.0201in" fo:border-left="none" fo:border-right="none" fo:border-top="none" fo:border-bottom="0.0007in solid #000000">
        <style:background-image/>
      </style:table-cell-properties>
    </style:style>
    <style:style style:name="Table1.3" style:family="table-row">
      <style:table-row-properties style:min-row-height="0.3542in"/>
    </style:style>
    <style:style style:name="Table2" style:family="table">
      <style:table-properties style:width="6.9111in" table:align="margins"/>
    </style:style>
    <style:style style:name="Table2.A" style:family="table-column">
      <style:table-column-properties style:column-width="2.4917in" style:rel-column-width="3588*"/>
    </style:style>
    <style:style style:name="Table2.B" style:family="table-column">
      <style:table-column-properties style:column-width="0.4035in" style:rel-column-width="581*"/>
    </style:style>
    <style:style style:name="Table2.C" style:family="table-column">
      <style:table-column-properties style:column-width="1.8125in" style:rel-column-width="2610*"/>
    </style:style>
    <style:style style:name="Table2.D" style:family="table-column">
      <style:table-column-properties style:column-width="0.5181in" style:rel-column-width="746*"/>
    </style:style>
    <style:style style:name="Table2.E" style:family="table-column">
      <style:table-column-properties style:column-width="0.6097in" style:rel-column-width="878*"/>
    </style:style>
    <style:style style:name="Table2.F" style:family="table-column">
      <style:table-column-properties style:column-width="0.5639in" style:rel-column-width="812*"/>
    </style:style>
    <style:style style:name="Table2.G" style:family="table-column">
      <style:table-column-properties style:column-width="0.5118in" style:rel-column-width="737*"/>
    </style:style>
    <style:style style:name="Table2.1" style:family="table-row">
      <style:table-row-properties style:keep-together="false" fo:keep-together="always"/>
    </style:style>
    <style:style style:name="Table3" style:family="table">
      <style:table-properties style:width="6.925in" table:align="margins" style:shadow="none"/>
    </style:style>
    <style:style style:name="Table3.A" style:family="table-column">
      <style:table-column-properties style:column-width="4.7194in" style:rel-column-width="6796*"/>
    </style:style>
    <style:style style:name="Table3.B" style:family="table-column">
      <style:table-column-properties style:column-width="0.5118in" style:rel-column-width="737*"/>
    </style:style>
    <style:style style:name="Table3.C" style:family="table-column">
      <style:table-column-properties style:column-width="0.6104in" style:rel-column-width="879*"/>
    </style:style>
    <style:style style:name="Table3.D" style:family="table-column">
      <style:table-column-properties style:column-width="0.5639in" style:rel-column-width="812*"/>
    </style:style>
    <style:style style:name="Table3.E" style:family="table-column">
      <style:table-column-properties style:column-width="0.5194in" style:rel-column-width="748*"/>
    </style:style>
    <style:style style:name="Table3.A1" style:family="table-cell">
      <style:table-cell-properties fo:padding="0in" fo:border="none"/>
    </style:style>
    <style:style style:name="P1" style:family="paragraph" style:parent-style-name="Heading_20_1">
      <style:paragraph-properties fo:text-align="start" style:justify-single-word="false"/>
    </style:style>
    <style:style style:name="P2" style:family="paragraph" style:parent-style-name="Table_20_Contents">
      <style:text-properties fo:font-size="8pt" style:font-size-asian="8pt" style:font-size-complex="8pt"/>
    </style:style>
    <style:style style:name="P3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5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 style:parent-style-name="Table_20_Contents">
      <style:text-properties fo:font-size="6pt" style:font-size-asian="6pt" style:font-size-complex="6pt"/>
    </style:style>
    <style:style style:name="P10" style:family="paragraph" style:parent-style-name="Table_20_Heading">
      <style:text-properties fo:font-size="8pt" style:font-size-asian="8pt" style:font-size-complex="8pt"/>
    </style:style>
    <style:style style:name="P11" style:family="paragraph" style:parent-style-name="Table_20_Heading">
      <style:paragraph-properties fo:text-align="start" style:justify-single-word="false"/>
      <style:text-properties fo:font-size="8pt" style:font-size-asian="8pt" style:font-size-complex="8pt"/>
    </style:style>
    <style:style style:name="P12" style:family="paragraph" style:parent-style-name="Table_20_Heading">
      <style:paragraph-properties fo:text-align="end" style:justify-single-word="false"/>
      <style:text-properties fo:font-size="8pt" style:font-size-asian="8pt" style:font-size-complex="8pt"/>
    </style:style>
    <style:style style:name="P13" style:family="paragraph" style:parent-style-name="Table_20_Heading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4" style:family="paragraph" style:parent-style-name="Table_20_Heading">
      <style:paragraph-properties fo:text-align="end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Heading">
      <style:text-properties fo:font-size="6pt" fo:font-weight="normal" style:font-size-asian="6pt" style:font-weight-asian="normal" style:font-size-complex="6pt" style:font-weight-complex="normal"/>
    </style:style>
    <style:style style:name="P1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text:id="ct42710944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42711168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42711728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41085936">
          <text:insertion>
            <office:change-info>
              <dc:creator>Christian Jauvin</dc:creator>
              <dc:date>2013-02-21T15:56:00</dc:date>
            </office:change-info>
          </text:insertion>
        </text:changed-region>
        <text:changed-region text:id="ct41086128">
          <text:insertion>
            <office:change-info>
              <dc:creator>Christian Jauvin</dc:creator>
              <dc:date>2013-02-21T16:08:00</dc:date>
            </office:change-info>
          </text:insertion>
        </text:changed-region>
        <text:changed-region text:id="ct43033744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3033936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2878816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2879008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4187024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4187216">
          <text:insertion>
            <office:change-info>
              <dc:creator>Christian Jauvin</dc:creator>
              <dc:date>2013-02-21T15:57:00</dc:date>
            </office:change-info>
          </text:insertion>
        </text:changed-region>
        <text:changed-region text:id="ct43233152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2850176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1085664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1375424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2847216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8108848">
          <text:format-change>
            <office:change-info>
              <dc:creator>Christian Jauvin</dc:creator>
              <dc:date>2013-02-22T12:59:00</dc:date>
            </office:change-info>
          </text:format-change>
        </text:changed-region>
        <text:changed-region text:id="ct50432448">
          <text:insertion>
            <office:change-info>
              <dc:creator>Christian Jauvin</dc:creator>
              <dc:date>2013-02-22T12:59:00</dc:date>
            </office:change-info>
          </text:insertion>
        </text:changed-region>
        <text:changed-region text:id="ct50559232">
          <text:format-change>
            <office:change-info>
              <dc:creator>Christian Jauvin</dc:creator>
              <dc:date>2013-02-22T12:59:00</dc:date>
            </office:change-info>
          </text:format-change>
        </text:changed-region>
        <text:changed-region text:id="ct47370112">
          <text:insertion>
            <office:change-info>
              <dc:creator>Christian Jauvin</dc:creator>
              <dc:date>2013-02-22T12:59:00</dc:date>
            </office:change-info>
          </text:insertion>
        </text:changed-region>
        <text:changed-region text:id="ct48561440">
          <text:format-change>
            <office:change-info>
              <dc:creator>Christian Jauvin</dc:creator>
              <dc:date>2013-02-22T12:59:00</dc:date>
            </office:change-info>
          </text:format-change>
        </text:changed-region>
        <text:changed-region text:id="ct27052672">
          <text:insertion>
            <office:change-info>
              <dc:creator>Christian Jauvin</dc:creator>
              <dc:date>2013-02-22T12:59:00</dc:date>
            </office:change-info>
          </text:insertion>
        </text:changed-region>
        <text:changed-region text:id="ct47527792">
          <text:format-change>
            <office:change-info>
              <dc:creator>Christian Jauvin</dc:creator>
              <dc:date>2013-02-22T12:59:00</dc:date>
            </office:change-info>
          </text:format-change>
        </text:changed-region>
        <text:changed-region text:id="ct47372064">
          <text:insertion>
            <office:change-info>
              <dc:creator>Christian Jauvin</dc:creator>
              <dc:date>2013-02-22T12:5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Rapport des transactions </text:h>
      <text:p text:style-name="Standard">Période : <text:change-start text:change-id="ct42710944"/>start_date<text:change-end text:change-id="ct42710944"/> au <text:change-start text:change-id="ct42711168"/>end_date<text:change-end text:change-id="ct42711168"/></text:p>
      <text:p text:style-name="Standard">Représentant : <text:change-start text:change-id="ct42711728"/>representant_nom<text:change-end text:change-id="ct42711728"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office:value-type="string">
              <text:p text:style-name="P11">Nom social</text:p>
            </table:table-cell>
            <table:table-cell table:style-name="Table1.B1" table:number-rows-spanned="2" office:value-type="string">
              <text:p text:style-name="P11">Fact.</text:p>
            </table:table-cell>
            <table:table-cell table:style-name="Table1.A1" office:value-type="string">
              <text:p text:style-name="P11">Expédition et note</text:p>
            </table:table-cell>
            <table:table-cell table:style-name="Table1.A1" office:value-type="string">
              <text:p text:style-name="P12">Total</text:p>
            </table:table-cell>
            <table:table-cell table:style-name="Table1.A1" office:value-type="string">
              <text:p text:style-name="P12">Sous-total</text:p>
            </table:table-cell>
            <table:table-cell table:style-name="Table1.A1" office:value-type="string">
              <text:p text:style-name="P12">TPS</text:p>
            </table:table-cell>
            <table:table-cell table:style-name="Table1.A1" office:value-type="string">
              <text:p text:style-name="P12">TVQ</text:p>
            </table:table-cell>
          </table:table-row>
          <table:table-row table:style-name="Table1.1">
            <table:table-cell table:style-name="Table1.B1" office:value-type="string">
              <text:p text:style-name="P13"><text:s text:c="4"/>Type de vin</text:p>
            </table:table-cell>
            <table:covered-table-cell/>
            <table:table-cell table:style-name="Table1.C2" office:value-type="string">
              <text:p text:style-name="P14">Format</text:p>
            </table:table-cell>
            <table:table-cell table:style-name="Table1.B1" office:value-type="string">
              <text:p text:style-name="P15"># prod. SAQ</text:p>
            </table:table-cell>
            <table:table-cell table:style-name="Table1.B1" office:value-type="string">
              <text:p text:style-name="P15"># dem. SAQ</text:p>
            </table:table-cell>
            <table:table-cell table:style-name="Table1.B1" office:value-type="string">
              <text:p text:style-name="P15">Qté (cs)</text:p>
            </table:table-cell>
            <table:table-cell table:style-name="Table1.B1" office:value-type="string">
              <text:p text:style-name="P15">Qté/cs</text:p>
            </table:table-cell>
          </table:table-row>
        </table:table-header-rows>
        <table:table-row table:style-name="Table1.3">
          <table:table-cell table:number-columns-spanned="7" office:value-type="string">
            <text:p text:style-name="P8"><office:annotation><dc:creator>Christian Jauvin</dc:creator><dc:date>2013-02-21T15:51:53</dc:date><text:p text:style-name="P16"><text:span text:style-name="T1">do row for item in items</text:span></text:p></office:annotation> <text:s text:c="2"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G"/>
              <table:table-row table:style-name="Table2.1">
                <table:table-cell office:value-type="string">
                  <text:p text:style-name="P5"><text:change-start text:change-id="ct41085936"/>item['top'][0]<text:change-end text:change-id="ct41085936"/></text:p>
                </table:table-cell>
                <table:table-cell office:value-type="string">
                  <text:p text:style-name="P4"><text:change-start text:change-id="ct41086128"/>item['top'][1]<text:change-end text:change-id="ct41086128"/></text:p>
                </table:table-cell>
                <table:table-cell office:value-type="string">
                  <text:p text:style-name="P9"><text:change-start text:change-id="ct43033744"/>item['top'][2]<text:change-end text:change-id="ct43033744"/></text:p>
                </table:table-cell>
                <table:table-cell office:value-type="string">
                  <text:p text:style-name="P3"><text:change-start text:change-id="ct43033936"/>item['top'][3]<text:change-end text:change-id="ct43033936"/></text:p>
                </table:table-cell>
                <table:table-cell office:value-type="string">
                  <text:p text:style-name="P3"><text:change-start text:change-id="ct42878816"/>item['top'][4]<text:change-end text:change-id="ct42878816"/></text:p>
                </table:table-cell>
                <table:table-cell office:value-type="string">
                  <text:p text:style-name="P3"><text:change-start text:change-id="ct42879008"/>item['top'][5]<text:change-end text:change-id="ct42879008"/></text:p>
                </table:table-cell>
                <table:table-cell office:value-type="string">
                  <text:p text:style-name="P3"><text:change-start text:change-id="ct44187024"/>item['top'][6]<text:change-end text:change-id="ct44187024"/></text:p>
                </table:table-cell>
              </table:table-row>
              <table:table-row>
                <table:table-cell table:number-columns-spanned="2" office:value-type="string">
                  <text:p text:style-name="P2"><text:s text:c="4"/><text:change-start text:change-id="ct44187216"/>sub[0]<text:change-end text:change-id="ct44187216"/><office:annotation><dc:creator>Christian Jauvin</dc:creator><dc:date>2013-02-21T15:55:33</dc:date><text:p text:style-name="P16"><text:span text:style-name="T1">do row for sub in item['subitems']</text:span></text:p></office:annotation></text:p>
                </table:table-cell>
                <table:covered-table-cell/>
                <table:table-cell office:value-type="string">
                  <text:p text:style-name="P3"><text:change-start text:change-id="ct43233152"/>sub[1]<text:change-end text:change-id="ct43233152"/></text:p>
                </table:table-cell>
                <table:table-cell office:value-type="string">
                  <text:p text:style-name="P3"><text:change-start text:change-id="ct42850176"/>sub[2]<text:change-end text:change-id="ct42850176"/></text:p>
                </table:table-cell>
                <table:table-cell office:value-type="string">
                  <text:p text:style-name="P3"><text:change-start text:change-id="ct41085664"/>sub[3]<text:change-end text:change-id="ct41085664"/></text:p>
                </table:table-cell>
                <table:table-cell office:value-type="string">
                  <text:p text:style-name="P3"><text:change-start text:change-id="ct41375424"/>sub[4]<text:change-end text:change-id="ct41375424"/></text:p>
                </table:table-cell>
                <table:table-cell office:value-type="string">
                  <text:p text:style-name="P3"><text:change-start text:change-id="ct42847216"/>sub[5]<text:change-end text:change-id="ct42847216"/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7">Totaux:</text:p>
          </table:table-cell>
          <table:table-cell table:style-name="Table3.A1" office:value-type="string">
            <text:p text:style-name="P6"><text:change-start text:change-id="ct48108848"/><text:change-start text:change-id="ct50432448"/>totals[0]<text:change-end text:change-id="ct48108848"/><text:change-end text:change-id="ct50432448"/></text:p>
          </table:table-cell>
          <table:table-cell table:style-name="Table3.A1" office:value-type="string">
            <text:p text:style-name="P6"><text:change-start text:change-id="ct50559232"/><text:change-start text:change-id="ct47370112"/>totals[1]<text:change-end text:change-id="ct50559232"/><text:change-end text:change-id="ct47370112"/></text:p>
          </table:table-cell>
          <table:table-cell table:style-name="Table3.A1" office:value-type="string">
            <text:p text:style-name="P6"><text:change-start text:change-id="ct48561440"/><text:change-start text:change-id="ct27052672"/>totals[2]<text:change-end text:change-id="ct48561440"/><text:change-end text:change-id="ct27052672"/></text:p>
          </table:table-cell>
          <table:table-cell table:style-name="Table3.A1" office:value-type="string">
            <text:p text:style-name="P6"><text:change-start text:change-id="ct47527792"/><text:change-start text:change-id="ct47372064"/>totals[3]<text:change-end text:change-id="ct47527792"/><text:change-end text:change-id="ct47372064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3-02-21T08:50:50</meta:creation-date>
    <dc:date>2013-02-22T13:43:25</dc:date>
    <dc:creator>Christian Jauvin</dc:creator>
    <meta:editing-duration>PT09H04M02S</meta:editing-duration>
    <meta:editing-cycles>85</meta:editing-cycles>
    <meta:generator>OpenOffice.org/3.2$Unix OpenOffice.org_project/320m12$Build-9483</meta:generator>
    <meta:document-statistic meta:table-count="3" meta:image-count="0" meta:object-count="0" meta:page-count="1" meta:paragraph-count="35" meta:word-count="52" meta:character-count="384"/>
  </office:meta>
</office:document-meta>
</file>